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0867e" officeooo:paragraph-rsid="0010867e"/>
    </style:style>
    <style:style style:name="P2" style:family="paragraph" style:parent-style-name="Standard">
      <style:paragraph-properties fo:text-align="end" style:justify-single-word="false"/>
      <style:text-properties officeooo:rsid="0010867e" officeooo:paragraph-rsid="0010867e"/>
    </style:style>
    <style:style style:name="P3" style:family="paragraph" style:parent-style-name="Standard">
      <style:paragraph-properties fo:text-align="start" style:justify-single-word="false"/>
      <style:text-properties officeooo:paragraph-rsid="0010867e"/>
    </style:style>
    <style:style style:name="P4" style:family="paragraph" style:parent-style-name="Standard">
      <style:paragraph-properties fo:text-align="start" style:justify-single-word="false"/>
      <style:text-properties officeooo:rsid="0010a883" officeooo:paragraph-rsid="0010a883"/>
    </style:style>
    <style:style style:name="P5" style:family="paragraph" style:parent-style-name="Standard">
      <style:paragraph-properties fo:text-align="start" style:justify-single-word="false"/>
      <style:text-properties officeooo:paragraph-rsid="00117943"/>
    </style:style>
    <style:style style:name="P6" style:family="paragraph" style:parent-style-name="Standard">
      <style:paragraph-properties fo:text-align="start" style:justify-single-word="false"/>
      <style:text-properties officeooo:rsid="0010a883" officeooo:paragraph-rsid="0010a883"/>
    </style:style>
    <style:style style:name="P7" style:family="paragraph" style:parent-style-name="Standard">
      <style:paragraph-properties fo:text-align="start" style:justify-single-word="false"/>
      <style:text-properties officeooo:rsid="0010a883" officeooo:paragraph-rsid="00117943"/>
    </style:style>
    <style:style style:name="P8" style:family="paragraph" style:parent-style-name="Standard">
      <style:paragraph-properties fo:text-align="start" style:justify-single-word="false"/>
      <style:text-properties officeooo:rsid="00117943" officeooo:paragraph-rsid="00117943"/>
    </style:style>
    <style:style style:name="P9" style:family="paragraph" style:parent-style-name="Standard">
      <style:paragraph-properties fo:text-align="start" style:justify-single-word="false"/>
      <style:text-properties officeooo:rsid="00131815" officeooo:paragraph-rsid="00131815"/>
    </style:style>
    <style:style style:name="P10" style:family="paragraph" style:parent-style-name="Standard">
      <style:paragraph-properties fo:text-align="start" style:justify-single-word="false"/>
      <style:text-properties officeooo:rsid="00131815" officeooo:paragraph-rsid="00142088"/>
    </style:style>
    <style:style style:name="T1" style:family="text">
      <style:text-properties fo:font-weight="bold" style:font-weight-asian="bold" style:font-weight-complex="bold"/>
    </style:style>
    <style:style style:name="T2" style:family="text">
      <style:text-properties officeooo:rsid="00117943"/>
    </style:style>
    <style:style style:name="T3" style:family="text">
      <style:text-properties officeooo:rsid="001420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2">September 9</text:span> 2017</text:p>
      <text:p text:style-name="P7"><text:span text:style-name="T2">Shopify</text:span></text:p>
      <text:p text:style-name="P7"><text:span text:style-name="T2">490 Rue de la Gauchetiere O</text:span> </text:p>
      <text:p text:style-name="P4">Montreal, QC, Canada</text:p>
      <text:p text:style-name="P4">H<text:span text:style-name="T2">2Z 0B2</text:span></text:p>
      <text:p text:style-name="P4"/>
      <text:p text:style-name="P4"><text:s/></text:p>
      <text:p text:style-name="P1">325 Blvd cote vertu</text:p>
      <text:p text:style-name="P1">apartment 314</text:p>
      <text:p text:style-name="P1">Montreal, QC, Canada</text:p>
      <text:p text:style-name="P1">H4N1E4</text:p>
      <text:p text:style-name="P1"/>
      <text:p text:style-name="P1"><text:a xlink:type="simple" xlink:href="mailto:elias.alhomsi@mail.mcgill.ca" text:style-name="Internet_20_link" text:visited-style-name="Visited_20_Internet_20_Link">elias.alhomsi@mail.mcgill.ca</text:a></text:p>
      <text:p text:style-name="P1"/>
      <text:p text:style-name="P1"/>
      <text:p text:style-name="P1">Subject: <text:span text:style-name="T2">Back End Development Problem</text:span></text:p>
      <text:p text:style-name="P1"/>
      <text:p text:style-name="P1"/>
      <text:p text:style-name="P5"><text:span text:style-name="T2">Hello</text:span></text:p>
      <text:p text:style-name="P8"/>
      <text:p text:style-name="P9">First of all, I would like to say that I have enjoyed solving the challenge. It was interesting to see such a real world problem. I have chosen python because it is fast and has libraries that deals easily with json. Furthermore, the dictionary structure is very similar and it is easy to transform back and forth between the two of them.</text:p>
      <text:p text:style-name="P9"/>
      <text:p text:style-name="P10">The solution starts off with reading the number of pages so that the algorithm sets the number of iterations that maps all pages. Next, it fetches the two json objects: <text:span text:style-name="T3">validations, and customers. The processing part starts with iterating over all customers and all conditions in order to test each customer under each condition. Whenever a customer fails a test, its id and the criteria gets registered in a dictionary which is later transformed to a json object.</text:span></text:p>
      <text:p text:style-name="P1"/>
      <text:p text:style-name="P1">Thank you for your time and consideration,</text:p>
      <text:p text:style-name="P1">Sincerely,</text:p>
      <text:p text:style-name="P1"/>
      <text:p text:style-name="P1">Elias Al Homsi</text:p>
      <text:p text:style-name="P1">+1-438-969-3563</text:p>
      <text:p text:style-name="P1"/>
      <text:p text:style-name="P1"><text:span text:style-name="T1">Linkedin</text:span> <text:span text:style-name="T1">profile</text:span></text:p>
      <text:p text:style-name="P1"><text:a xlink:type="simple" xlink:href="https://ca.linkedin.com/in/ealhomsi" text:style-name="Internet_20_link" text:visited-style-name="Visited_20_Internet_20_Link">https://ca.linkedin.com/in/ealhomsi</text:a></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6:26:56.083760974</meta:creation-date>
    <dc:date>2017-09-09T21:31:11.255375276</dc:date>
    <meta:editing-duration>PT14M42S</meta:editing-duration>
    <meta:editing-cycles>3</meta:editing-cycles>
    <meta:generator>LibreOffice/5.1.6.2$Linux_X86_64 LibreOffice_project/10m0$Build-2</meta:generator>
    <meta:document-statistic meta:table-count="0" meta:image-count="0" meta:object-count="0" meta:page-count="1" meta:paragraph-count="21" meta:word-count="187" meta:character-count="1141" meta:non-whitespace-character-count="972"/>
  </office:meta>
</office:document-meta>
</file>